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1.7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306cm" fo:min-width="1.904cm"/>
    </style:style>
    <style:style style:name="gr5" style:family="graphic" style:parent-style-name="standard">
      <style:graphic-properties draw:textarea-horizontal-align="justify" draw:textarea-vertical-align="middle" draw:auto-grow-height="false" fo:min-height="1.59cm" fo:min-width="2.188cm"/>
    </style:style>
    <style:style style:name="gr6" style:family="graphic" style:parent-style-name="standard">
      <style:graphic-properties draw:textarea-horizontal-align="justify" draw:textarea-vertical-align="middle" draw:auto-grow-height="false" fo:min-height="1.59cm" fo:min-width="2.046cm"/>
    </style:style>
    <style:style style:name="gr7" style:family="graphic" style:parent-style-name="standard">
      <style:graphic-properties draw:textarea-horizontal-align="justify" draw:textarea-vertical-align="middle" draw:auto-grow-height="false" fo:min-height="1.872cm" fo:min-width="2.6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448cm" fo:min-width="1.62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01cm" svg:y="0.294cm" presentation:class="title" presentation:user-transformed="true">
          <draw:text-box>
            <text:p>Sample Generation</text:p>
          </draw:text-box>
        </draw:frame>
        <draw:frame presentation:style-name="pr2" draw:text-style-name="P1" draw:layer="layout" svg:width="25.199cm" svg:height="16.459cm" svg:x="1.4cm" svg:y="3.8cm" presentation:class="subtitle" presentation:user-transformed="true">
          <draw:text-box>
            <text:p>1). Interpret existing medical transcription samples</text:p>
            <text:p>2). Find a corpus of names to inject into the unidentified samples</text:p>
            <text:p>3). Organize our medical transcript paragraphs into SBAR categorization</text:p>
            <text:p>4). Model our generated samples after the collected/given medical letters.</text:p>
            <text:p>5). Finally randomly generate the samples from the paragraphs we have, while inserting unique names into each one, storing the name at the top of the txt file as a key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). Interpret Existing MT sample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nd out which unique tags we have to work with, and the frequency of each</text:p>
              </text:list-item>
              <text:list-item>
                <text:p>Possible Implementation: with a script using regular expressions to interpret the title stored within the &lt;b&gt;...&lt;/b&gt; tags.</text:p>
              </text:list-item>
              <text:list-item>
                <text:p>If a tag is found with low frequency, and there is another tag with higher frequency which has similar meaning, replace the lower frequency tag with the higher frequency ta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). Nam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ind a corpus with a culturally diverse and unique set of first and last names</text:p>
              </text:list-item>
              <text:list-item>
                <text:p>Divide the set into M/F/gender-ambiguous names to be later inserted into the sample paragraph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3). Organization of Ta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ing the “Situation – Background – Analysis – Recommendation” format, organize the tags into the best fitting category.</text:p>
              </text:list-item>
              <text:list-item>
                <text:p>Store each category into its own text file</text:p>
              </text:list-item>
              <text:list-item>
                <text:p>Possible try to augment the data in categories which have lower frequency to build enough unique paragraphs to randomly assign each to a randomly generated sample</text:p>
              </text:list-item>
              <text:list-item>
                <text:p>Possible augmentation implementation: while retaining sentence structure, scramble the order of the sentences in the paragraph, and replace a few synonyms with their equivalent wor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). Model the Let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ing each of the provided letters (and medical letters found on the web), model a template for inserting the paragraphs found in step 1 into formats which resemble actual letters.</text:p>
              </text:list-item>
              <text:list-item>
                <text:p>Replace certain phrases with keywords which we can easily recognize and inject personal identification information into.</text:p>
              </text:list-item>
              <text:list-item>
                <text:p>Possible Implementation: Once again, able to use a script and regex to find personal info locations (both patient and doctor names) in <text:s/>sample paragraphs, then replace each location with a keyword <text:s text:c="4"/>(ie: “ABC DEF”), so that during final sample generation we can insert each occurrence of this string with a unique n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). Sample Gener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inally: proportionately to the letter templates created in step 4, for each generation iteration:</text:p>
                <text:p>-write the name (label/key) as the first line for a sample</text:p>
                <text:p>-randomly choose a template</text:p>
                <text:p>-randomly insert the paragraphs into the sample corresponding to the SBAR format</text:p>
                <text:p>-assert that the sample contains at least one, and no more than 2 locations where the patient name can appear</text:p>
                <text:p>- replace the personal information keyword/placeholder with the label corresponding to the sample</text:p>
                <text:p>-save each sample to a file with a unique name in a specific f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" draw:text-style-name="P2" draw:layer="layout" svg:width="3.2cm" svg:height="2.4cm" svg:x="10.6cm" svg:y="3cm">
          <text:p text:style-name="P2">Interpret</text:p>
          <text:p text:style-name="P2">ta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0.763cm" svg:height="0.962cm" svg:x="3.8cm" svg:y="0.638cm">
          <draw:text-box>
            <text:p>Sample Generation Cycle: For each found dataset of medical transcripts</text:p>
          </draw:text-box>
        </draw:frame>
        <draw:custom-shape draw:style-name="gr4" draw:text-style-name="P2" draw:layer="layout" svg:width="3.4cm" svg:height="2.2cm" svg:x="1.4cm" svg:y="3cm">
          <text:p text:style-name="P2">Find nam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8cm" svg:height="2.6cm" svg:x="10.4cm" svg:y="8cm">
          <text:p text:style-name="P2">Organize/Condense Tags</text:p>
          <text:p text:style-name="P2">Into SB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6cm" svg:height="2.6cm" svg:x="19.2cm" svg:y="2.8cm">
          <text:p text:style-name="P2">Model the</text:p>
          <text:p text:style-name="P2">Letter Templ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4cm" svg:height="3cm" svg:x="9.8cm" svg:y="17cm">
          <text:p text:style-name="P2">Iterate:</text:p>
          <text:p text:style-name="P2">Generate Samp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6cm" svg:y1="5.4cm" svg:x2="10cm" svg:y2="16.8cm">
          <text:p/>
        </draw:line>
        <draw:line draw:style-name="gr8" draw:text-style-name="P4" draw:layer="layout" svg:x1="21cm" svg:y1="5.8cm" svg:x2="14.4cm" svg:y2="16.2cm">
          <text:p/>
        </draw:line>
        <draw:line draw:style-name="gr8" draw:text-style-name="P4" draw:layer="layout" svg:x1="12.4cm" svg:y1="6cm" svg:x2="12.4cm" svg:y2="8cm">
          <text:p/>
        </draw:line>
        <draw:line draw:style-name="gr8" draw:text-style-name="P4" draw:layer="layout" svg:x1="12cm" svg:y1="15.6cm" svg:x2="12cm" svg:y2="16.8cm">
          <text:p/>
        </draw:line>
        <draw:custom-shape draw:style-name="gr9" draw:text-style-name="P2" draw:layer="layout" svg:width="3cm" svg:height="2.4cm" svg:x="10.8cm" svg:y="13cm">
          <text:p text:style-name="P2">Augment Tags</text:p>
          <text:p text:style-name="P2">Data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4cm" svg:y1="10.6cm" svg:x2="12.4cm" svg:y2="13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4:00:30.231797445</meta:creation-date>
    <dc:date>2018-01-29T14:45:03.410572381</dc:date>
    <meta:editing-duration>PT22M46S</meta:editing-duration>
    <meta:editing-cycles>10</meta:editing-cycles>
    <meta:generator>LibreOffice/5.1.6.2$Linux_X86_64 LibreOffice_project/10m0$Build-2</meta:generator>
    <meta:document-statistic meta:object-count="59"/>
  </office:meta>
</office:document-meta>
</file>